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25-11-03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25-07-21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25-04-2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25-02-0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24-10-27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24-05-07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24-02-01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23-10-23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23-07-25 1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23-04-24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23-02-06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22-11-08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22-08-08 2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22-05-10 2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22-01-27 0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21-11-10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21-08-10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20-11-16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20-08-11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20-05-13 0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20-02-04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19-11-18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19-08-0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19-04-30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19-01-29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18-11-07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18-07-30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18-04-25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18-01-31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17-11-06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17-08-09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17-05-17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17-02-0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16-11-1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16-08-18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16-05-11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16-02-23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15-11-1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15-08-18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15-05-13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15-02-1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14-11-21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14-08-14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14-05-05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14-02-19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13-10-30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13-10-1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13-08-07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13-05-0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13-01-30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12-11-07 1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12-08-07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12-05-09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12-02-01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11-11-0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11-08-03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11-05-25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11-05-04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11-02-08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10-11-04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10-08-04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10-05-06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10-02-10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09-11-05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09-08-06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09-05-06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09-02-06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08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08-08-06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08-05-0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08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07-11-0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07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07-08-22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07-05-21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07-02-19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06-11-03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06-08-1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06-05-2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06-02-09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05-11-01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05-08-09 0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05-06-07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05-05-05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05-02-11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04-11-02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04-09-09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04-08-1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04-05-06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04-02-18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03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03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0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0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02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02-05-0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0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0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01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01-05-0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01-02-16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00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00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2000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1999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198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1988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1988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1987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1987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1986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1986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1984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197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1978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1978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1978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1978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1978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1978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197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197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1977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1977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S1</text:p>
          </table:table-cell>
          <table:table-cell office:value-type="string" calcext:value-type="string">
            <text:p>Boiling Springs RS 1</text:p>
          </table:table-cell>
          <table:table-cell office:value-type="string" calcext:value-type="string">
            <text:p>1976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92" meta:object-count="0"/>
    <meta:user-defined meta:name="AppVersion">3.0</meta:user-defined>
  </office:meta>
</office:document-meta>
</file>